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84.5pt"/>
    </style:style>
    <style:style style:name="co4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Ensemble</text:p>
          </table:table-cell>
          <table:table-cell table:style-name="Default"/>
          <table:table-cell table:number-columns-repeated="2"/>
          <table:table-cell table:style-name="ce1" office:value-type="string" calcext:value-type="string">
            <text:p>Individual R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e</text:p>
          </table:table-cell>
          <table:table-cell table:style-name="Default"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/>
        </table:table-row>
        <table:table-row table:style-name="ro1">
          <table:table-cell office:value-type="string" calcext:value-type="string">
            <text:p>npp_c_cali</text:p>
          </table:table-cell>
          <table:table-cell office:value-type="float" office:value="0.920634920634921" calcext:value-type="float">
            <text:p>0.9206349206349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p_c_cali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[.B4];[.F4])" office:value-type="float" office:value="0.920634920634921" calcext:value-type="float">
            <text:p>0.920634920634921</text:p>
          </table:table-cell>
        </table:table-row>
        <table:table-row table:style-name="ro1">
          <table:table-cell office:value-type="string" calcext:value-type="string">
            <text:p>npp_c_grav</text:p>
          </table:table-cell>
          <table:table-cell office:value-type="float" office:value="0.898876404494382" calcext:value-type="float">
            <text:p>0.8988764044943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p_c_grav</text:p>
          </table:table-cell>
          <table:table-cell office:value-type="float" office:value="0.878980891719745" calcext:value-type="float">
            <text:p>0.8789808917197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AX([.B5];[.F5])" office:value-type="float" office:value="0.898876404494382" calcext:value-type="float">
            <text:p>0.898876404494382</text:p>
          </table:table-cell>
        </table:table-row>
        <table:table-row table:style-name="ro1">
          <table:table-cell office:value-type="string" calcext:value-type="string">
            <text:p>npp_c_sand</text:p>
          </table:table-cell>
          <table:table-cell office:value-type="float" office:value="0.840764331210191" calcext:value-type="float">
            <text:p>0.840764331210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p_c_sand</text:p>
          </table:table-cell>
          <table:table-cell office:value-type="float" office:value="0.840764331210191" calcext:value-type="float">
            <text:p>0.840764331210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[.B6];[.F6])" office:value-type="float" office:value="0.840764331210191" calcext:value-type="float">
            <text:p>0.840764331210191</text:p>
          </table:table-cell>
        </table:table-row>
        <table:table-row table:style-name="ro1">
          <table:table-cell office:value-type="string" calcext:value-type="string">
            <text:p>npp_g_basn</text:p>
          </table:table-cell>
          <table:table-cell office:value-type="float" office:value="0.870175438596491" calcext:value-type="float">
            <text:p>0.8701754385964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p_g_basn</text:p>
          </table:table-cell>
          <table:table-cell office:value-type="float" office:value="0.78030303030303" calcext:value-type="float">
            <text:p>0.780303030303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MAX([.B7];[.F7])" office:value-type="float" office:value="0.870175438596491" calcext:value-type="float">
            <text:p>0.870175438596491</text:p>
          </table:table-cell>
        </table:table-row>
        <table:table-row table:style-name="ro1">
          <table:table-cell office:value-type="string" calcext:value-type="string">
            <text:p>npp_g_ibpe</text:p>
          </table:table-cell>
          <table:table-cell office:value-type="float" office:value="0.789473684210526" calcext:value-type="float">
            <text:p>0.78947368421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pp_g_ibpe</text:p>
          </table:table-cell>
          <table:table-cell office:value-type="float" office:value="0.69964664310954" calcext:value-type="float">
            <text:p>0.6996466431095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B8];[.F8])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npp_g_summ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p_g_summ</text:p>
          </table:table-cell>
          <table:table-cell table:style-name="ce2"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AX([.B9];[.F9])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npp_m_nort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p_m_nort</text:p>
          </table:table-cell>
          <table:table-cell office:value-type="float" office:value="0.741573033707865" calcext:value-type="float">
            <text:p>0.7415730337078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AX([.B10];[.F10])" office:value-type="float" office:value="0.932098765432099" calcext:value-type="float">
            <text:p>0.932098765432099</text:p>
          </table:table-cell>
        </table:table-row>
        <table:table-row table:style-name="ro1">
          <table:table-cell office:value-type="string" calcext:value-type="string">
            <text:p>npp_m_rabb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p_m_rabb</text:p>
          </table:table-cell>
          <table:table-cell office:value-type="float" office:value="0.689320388349515" calcext:value-type="float">
            <text:p>0.6893203883495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AX([.B11];[.F11])"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string" calcext:value-type="string">
            <text:p>npp_m_well</text:p>
          </table:table-cell>
          <table:table-cell office:value-type="float" office:value="0.774834437086093" calcext:value-type="float">
            <text:p>0.7748344370860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p_m_well</text:p>
          </table:table-cell>
          <table:table-cell office:value-type="float" office:value="0.734545454545455" calcext:value-type="float">
            <text:p>0.7345454545454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AX([.B12];[.F12])" office:value-type="float" office:value="0.774834437086093" calcext:value-type="float">
            <text:p>0.774834437086093</text:p>
          </table:table-cell>
        </table:table-row>
        <table:table-row table:style-name="ro1">
          <table:table-cell office:value-type="string" calcext:value-type="string">
            <text:p>npp_p_coll</text:p>
          </table:table-cell>
          <table:table-cell office:value-type="float" office:value="0.771513353115727" calcext:value-type="float">
            <text:p>0.7715133531157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p_p_coll</text:p>
          </table:table-cell>
          <table:table-cell office:value-type="float" office:value="0.668810289389068" calcext:value-type="float">
            <text:p>0.6688102893890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MAX([.B13];[.F13])" office:value-type="float" office:value="0.771513353115727" calcext:value-type="float">
            <text:p>0.771513353115727</text:p>
          </table:table-cell>
        </table:table-row>
        <table:table-row table:style-name="ro1">
          <table:table-cell office:value-type="string" calcext:value-type="string">
            <text:p>npp_p_smal</text:p>
          </table:table-cell>
          <table:table-cell office:value-type="float" office:value="0.714828897338403" calcext:value-type="float">
            <text:p>0.7148288973384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p_p_smal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AX([.B14];[.F14])" office:value-type="float" office:value="0.714828897338403" calcext:value-type="float">
            <text:p>0.714828897338403</text:p>
          </table:table-cell>
        </table:table-row>
        <table:table-row table:style-name="ro1">
          <table:table-cell office:value-type="string" calcext:value-type="string">
            <text:p>npp_p_tobo</text:p>
          </table:table-cell>
          <table:table-cell office:value-type="float" office:value="0.752688172043011" calcext:value-type="float">
            <text:p>0.752688172043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p_p_tobo</text:p>
          </table:table-cell>
          <table:table-cell office:value-type="float" office:value="0.67175572519084" calcext:value-type="float">
            <text:p>0.671755725190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AX([.B15];[.F15])" office:value-type="float" office:value="0.752688172043011" calcext:value-type="float">
            <text:p>0.752688172043011</text:p>
          </table:table-cell>
        </table:table-row>
        <table:table-row table:style-name="ro1">
          <table:table-cell office:value-type="string" calcext:value-type="string">
            <text:p>npp_t_east</text:p>
          </table:table-cell>
          <table:table-cell office:value-type="float" office:value="0.889589905362776" calcext:value-type="float">
            <text:p>0.8895899053627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p_t_east</text:p>
          </table:table-cell>
          <table:table-cell office:value-type="float" office:value="0.751824817518248" calcext:value-type="float">
            <text:p>0.7518248175182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B16];[.F16])" office:value-type="float" office:value="0.889589905362776" calcext:value-type="float">
            <text:p>0.889589905362776</text:p>
          </table:table-cell>
        </table:table-row>
        <table:table-row table:style-name="ro1">
          <table:table-cell office:value-type="string" calcext:value-type="string">
            <text:p>npp_t_tayl</text:p>
          </table:table-cell>
          <table:table-cell office:value-type="float" office:value="0.835294117647059" calcext:value-type="float">
            <text:p>0.8352941176470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p_t_tayl</text:p>
          </table:table-cell>
          <table:table-cell office:value-type="float" office:value="0.729032258064516" calcext:value-type="float">
            <text:p>0.7290322580645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MAX([.B17];[.F17])" office:value-type="float" office:value="0.835294117647059" calcext:value-type="float">
            <text:p>0.835294117647059</text:p>
          </table:table-cell>
        </table:table-row>
        <table:table-row table:style-name="ro1">
          <table:table-cell office:value-type="string" calcext:value-type="string">
            <text:p>npp_t_west</text:p>
          </table:table-cell>
          <table:table-cell office:value-type="float" office:value="0.984709480122324" calcext:value-type="float">
            <text:p>0.9847094801223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p_t_west</text:p>
          </table:table-cell>
          <table:table-cell office:value-type="float" office:value="0.747169811320755" calcext:value-type="float">
            <text:p>0.7471698113207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[.B18];[.F18])" office:value-type="float" office:value="0.984709480122324" calcext:value-type="float">
            <text:p>0.984709480122324</text:p>
          </table:table-cell>
        </table:table-row>
      </table:table>
      <table:table table:name="Sheet2" table:style-name="ta1">
        <table:table-column table:style-name="co1" table:default-cell-style-name="ce4"/>
        <table:table-column table:style-name="co3" table:default-cell-style-name="ce5"/>
        <table:table-column table:style-name="co4" table:default-cell-style-name="ce4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Ensemble F1</text:p>
          </table:table-cell>
          <table:table-cell table:style-name="ce3" office:value-type="string" calcext:value-type="string">
            <text:p>Individual Rule 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c_cali</text:p>
          </table:table-cell>
          <table:table-cell office:value-type="float" office:value="0.920634920634921" calcext:value-type="float">
            <text:p>0.92063492063492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c_grav</text:p>
          </table:table-cell>
          <table:table-cell office:value-type="float" office:value="0.898876404494382" calcext:value-type="float">
            <text:p>0.898876404494382</text:p>
          </table:table-cell>
          <table:table-cell office:value-type="float" office:value="0.878980891719745" calcext:value-type="float">
            <text:p>0.878980891719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c_sand</text:p>
          </table:table-cell>
          <table:table-cell table:number-columns-repeated="2" office:value-type="float" office:value="0.840764331210191" calcext:value-type="float">
            <text:p>0.840764331210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g_basn</text:p>
          </table:table-cell>
          <table:table-cell office:value-type="float" office:value="0.870175438596491" calcext:value-type="float">
            <text:p>0.870175438596491</text:p>
          </table:table-cell>
          <table:table-cell office:value-type="float" office:value="0.78030303030303" calcext:value-type="float">
            <text:p>0.78030303030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g_ibpe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69964664310954" calcext:value-type="float">
            <text:p>0.69964664310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g_summ</text:p>
          </table:table-cell>
          <table:table-cell office:value-type="float" office:value="0.888888888888889" calcext:value-type="float">
            <text:p>0.888888888888889</text:p>
          </table:table-cell>
          <table:table-cell table:style-name="ce5" office:value-type="float" office:value="0.888888888888889" calcext:value-type="float">
            <text:p>0.888888888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m_nort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0.741573033707865" calcext:value-type="float">
            <text:p>0.74157303370786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pp_m_rabb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689320388349515" calcext:value-type="float">
            <text:p>0.689320388349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m_well</text:p>
          </table:table-cell>
          <table:table-cell office:value-type="float" office:value="0.774834437086093" calcext:value-type="float">
            <text:p>0.774834437086093</text:p>
          </table:table-cell>
          <table:table-cell office:value-type="float" office:value="0.734545454545455" calcext:value-type="float">
            <text:p>0.734545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p_coll</text:p>
          </table:table-cell>
          <table:table-cell office:value-type="float" office:value="0.771513353115727" calcext:value-type="float">
            <text:p>0.771513353115727</text:p>
          </table:table-cell>
          <table:table-cell office:value-type="float" office:value="0.668810289389068" calcext:value-type="float">
            <text:p>0.668810289389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p_smal</text:p>
          </table:table-cell>
          <table:table-cell office:value-type="float" office:value="0.714828897338403" calcext:value-type="float">
            <text:p>0.714828897338403</text:p>
          </table:table-cell>
          <table:table-cell office:value-type="float" office:value="0.6796875" calcext:value-type="float">
            <text:p>0.67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p_tobo</text:p>
          </table:table-cell>
          <table:table-cell office:value-type="float" office:value="0.752688172043011" calcext:value-type="float">
            <text:p>0.752688172043011</text:p>
          </table:table-cell>
          <table:table-cell office:value-type="float" office:value="0.67175572519084" calcext:value-type="float">
            <text:p>0.6717557251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t_east</text:p>
          </table:table-cell>
          <table:table-cell office:value-type="float" office:value="0.889589905362776" calcext:value-type="float">
            <text:p>0.889589905362776</text:p>
          </table:table-cell>
          <table:table-cell office:value-type="float" office:value="0.751824817518248" calcext:value-type="float">
            <text:p>0.751824817518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t_tayl</text:p>
          </table:table-cell>
          <table:table-cell office:value-type="float" office:value="0.835294117647059" calcext:value-type="float">
            <text:p>0.835294117647059</text:p>
          </table:table-cell>
          <table:table-cell office:value-type="float" office:value="0.729032258064516" calcext:value-type="float">
            <text:p>0.72903225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p_t_west</text:p>
          </table:table-cell>
          <table:table-cell office:value-type="float" office:value="0.984709480122324" calcext:value-type="float">
            <text:p>0.984709480122324</text:p>
          </table:table-cell>
          <table:table-cell office:value-type="float" office:value="0.747169811320755" calcext:value-type="float">
            <text:p>0.7471698113207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9T13:28:44.247107038</meta:creation-date>
    <meta:generator>LibreOffice/6.0.7.3$Linux_X86_64 LibreOffice_project/00m0$Build-3</meta:generator>
    <dc:date>2023-09-09T13:39:08.975333874</dc:date>
    <meta:editing-duration>PT10M24S</meta:editing-duration>
    <meta:editing-cycles>3</meta:editing-cycles>
    <meta:document-statistic meta:table-count="2" meta:cell-count="193" meta:object-count="0"/>
  </office:meta>
</office:document-meta>
</file>